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1.929cm" fo:min-width="3.584cm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0.258cm" fo:min-width="0.39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47cm" fo:min-width="0.22cm"/>
    </style:style>
    <style:style style:name="gr4" style:family="graphic" style:parent-style-name="standard">
      <style:graphic-properties draw:stroke="none" draw:textarea-horizontal-align="justify" draw:textarea-vertical-align="middle" draw:auto-grow-height="false" fo:min-height="1.356cm" fo:min-width="4.281cm"/>
    </style:style>
    <style:style style:name="gr5" style:family="graphic" style:parent-style-name="standard">
      <style:graphic-properties draw:stroke="none" draw:fill-color="#729fcf" draw:textarea-horizontal-align="justify" draw:textarea-vertical-align="middle" draw:auto-grow-height="false" fo:min-height="0.47cm" fo:min-width="0.22cm"/>
    </style:style>
    <style:style style:name="gr6" style:family="graphic" style:parent-style-name="standard">
      <style:graphic-properties draw:stroke="none" draw:textarea-horizontal-align="justify" draw:textarea-vertical-align="middle" draw:auto-grow-height="false" fo:min-height="3.418cm" fo:min-width="4.311cm"/>
    </style:style>
    <style:style style:name="gr7" style:family="graphic" style:parent-style-name="standard">
      <style:graphic-properties draw:stroke="solid" draw:fill-color="#ffffff" draw:textarea-horizontal-align="justify" draw:textarea-vertical-align="middle" draw:auto-grow-height="false" fo:min-height="0.272cm" fo:min-width="0.414cm"/>
    </style:style>
    <style:style style:name="gr8" style:family="graphic" style:parent-style-name="standard">
      <style:graphic-properties draw:stroke="none" draw:textarea-horizontal-align="justify" draw:textarea-vertical-align="middle" draw:auto-grow-height="false" fo:min-height="3.418cm" fo:min-width="4.393cm"/>
    </style:style>
    <style:style style:name="gr9" style:family="graphic" style:parent-style-name="standard">
      <style:graphic-properties draw:stroke="none" draw:textarea-horizontal-align="justify" draw:textarea-vertical-align="middle" draw:auto-grow-height="false" fo:min-height="3.418cm" fo:min-width="4.303cm"/>
    </style:style>
    <style:style style:name="gr10" style:family="graphic" style:parent-style-name="standard">
      <style:graphic-properties draw:stroke="none" draw:textarea-horizontal-align="justify" draw:textarea-vertical-align="middle" draw:auto-grow-height="false" fo:min-height="1.929cm" fo:min-width="3.701cm"/>
    </style:style>
    <style:style style:name="gr11" style:family="graphic" style:parent-style-name="standard">
      <style:graphic-properties draw:stroke="none" draw:textarea-horizontal-align="justify" draw:textarea-vertical-align="middle" draw:auto-grow-height="false" fo:min-height="0.258cm" fo:min-width="0.3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729fc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318cm" svg:height="2.413cm" svg:x="4.048cm" svg:y="3.286cm">
            <text:p text:style-name="P1">Quote</text:p>
            <text:p text:style-name="P1">@P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1.016cm" svg:height="1.016cm" svg:x="3.286cm" svg:y="3.99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2" draw:layer="layout" svg:width="1.016cm" svg:height="1.016cm" svg:x="7.777cm" svg:y="3.921cm">
            <text:p text:style-name="P1">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4.953cm" svg:height="1.778cm" svg:x="4.048cm" svg:y="12.938cm">
            <text:p text:style-name="P1">Stop</text:p>
            <text:p text:style-name="P1">Ni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layer="layout" svg:width="1.016cm" svg:height="1.016cm" svg:x="3.467cm" svg:y="13.3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1" draw:layer="layout" svg:width="5.207cm" svg:height="4.064cm" svg:x="3.713cm" svg:y="6.969cm">
            <text:p text:style-name="P1">Send</text:p>
            <text:p text:style-name="P1">X!(P)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1.016cm" svg:height="1.016cm" svg:x="8.377cm" svg:y="7.604cm">
            <text:p text:style-name="P1">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043cm" svg:height="1.043cm" svg:x="8.377cm" svg:y="9.101cm">
            <text:p text:style-name="P1">x</text:p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3" draw:layer="layout" svg:width="1.016cm" svg:height="1.016cm" svg:x="3.259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" draw:text-style-name="P1" draw:layer="layout" svg:width="5.289cm" svg:height="4.064cm" svg:x="13.364cm" svg:y="6.842cm">
            <text:p text:style-name="P1">Receive</text:p>
            <text:p text:style-name="P1">for(_ ← x){ P }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layer="layout" svg:width="1.016cm" svg:height="1.016cm" svg:x="12.856cm" svg:y="8.3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016cm" svg:height="1.016cm" svg:x="18.001cm" svg:y="7.577cm">
            <text:p text:style-name="P1">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043cm" svg:height="1.043cm" svg:x="17.974cm" svg:y="9.247cm">
            <text:p text:style-name="P1">x</text:p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9" draw:text-style-name="P1" draw:layer="layout" svg:width="5.199cm" svg:height="4.064cm" svg:x="13.446cm" svg:y="11.668cm">
            <text:p text:style-name="P1">Par</text:p>
            <text:p text:style-name="P1">P | Q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1.016cm" svg:height="1.016cm" svg:x="18.01cm" svg:y="12.303cm">
            <text:p text:style-name="P1">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1.016cm" svg:height="1.016cm" svg:x="12.992cm" svg:y="13.1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016cm" svg:height="1.016cm" svg:x="18.01cm" svg:y="13.954cm">
            <text:p text:style-name="P1">Q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4.435cm" svg:height="2.413cm" svg:x="13.837cm" svg:y="3.159cm">
            <text:p text:style-name="P1">Unquote</text:p>
            <text:p text:style-name="P1">*x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layer="layout" svg:width="1.016cm" svg:height="1.016cm" svg:x="13.329cm" svg:y="3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043cm" svg:height="1.043cm" svg:x="17.593cm" svg:y="3.794cm">
            <text:p text:style-name="P1">x</text:p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11" draw:text-style-name="P1" draw:layer="layout" svg:width="1.016cm" svg:height="1.016cm" svg:x="13.573cm" svg:y="16.594cm">
            <text:p text:style-name="P1"/>
            <text:p text:style-name="P1"/>
            <text:p text:style-name="P1"/>
            <text:p text:style-name="P1">Channel</text:p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2" draw:layer="layout" svg:width="1.016cm" svg:height="1.016cm" svg:x="16.564cm" svg:y="16.621cm">
            <text:p text:style-name="P1"/>
            <text:p text:style-name="P1"/>
            <text:p text:style-name="P1"/>
            <text:p text:style-name="P1">Proces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8T06:05:49.583397986</meta:creation-date>
    <dc:date>2018-10-08T06:43:30.918391585</dc:date>
    <meta:editing-duration>PT16M59S</meta:editing-duration>
    <meta:editing-cycles>3</meta:editing-cycles>
    <meta:generator>LibreOffice/5.2.7.2$Linux_X86_64 LibreOffice_project/20m0$Build-2</meta:generator>
    <meta:document-statistic meta:object-count="29"/>
  </office:meta>
</office:document-meta>
</file>